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50000007C5FAF4C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Optima1" svg:font-family="Optima" style:font-pitch="variable"/>
    <style:font-face style:name="Optima" svg:font-family="Optima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Optima1" fo:font-size="9pt" style:font-size-asian="9pt" style:font-size-complex="9pt"/>
    </style:style>
    <style:style style:name="P2" style:family="paragraph" style:parent-style-name="Standard">
      <style:text-properties style:font-name="Optima1" fo:font-size="14pt" style:font-size-asian="14pt" style:font-size-complex="14pt"/>
    </style:style>
    <style:style style:name="P3" style:family="paragraph" style:parent-style-name="Standard">
      <style:text-properties style:font-name="Optima1" fo:font-size="16pt" style:font-size-asian="16pt" style:font-size-complex="16pt"/>
    </style:style>
    <style:style style:name="P4" style:family="paragraph" style:parent-style-name="Standard" style:list-style-name="L1">
      <style:text-properties style:font-name="Optima1" fo:font-size="14pt" style:font-size-asian="14pt" style:font-size-complex="14pt"/>
    </style:style>
    <style:style style:name="P5" style:family="paragraph" style:parent-style-name="Heading_20_1" style:master-page-name="">
      <style:paragraph-properties fo:margin-left="0cm" fo:margin-right="0cm" fo:text-align="center" style:justify-single-word="false" fo:text-indent="0cm" style:auto-text-indent="false" style:page-number="auto" fo:break-before="column" fo:padding="0cm" fo:border="none" style:shadow="none"/>
      <style:text-properties fo:color="#008000" style:font-name="Optima1" fo:font-size="19pt" style:text-underline-style="none" fo:font-weight="bold" style:font-size-asian="19pt" style:font-weight-asian="bold" style:font-size-complex="19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penAgile Coaching / Agile Coach Training Seminar</text:h>
      <text:p text:style-name="P3"/>
      <text:p text:style-name="P2"><text:span text:style-name="T1">Duration:</text:span> 3 Days</text:p>
      <text:p text:style-name="P2"><text:span text:style-name="T1">Prerequisites:</text:span> experience and capacity-building as an OpenAgile Team Member, Process Facilitation and Growth Facilitation.</text:p>
      <text:p text:style-name="P2"/>
      <text:p text:style-name="P2">FOUNDATIONS</text:p>
      <text:list xml:id="list427864598" text:style-name="L1">
        <text:list-item>
          <text:p text:style-name="P4">Expectations and Note-Taking</text:p>
        </text:list-item>
        <text:list-item>
          <text:p text:style-name="P4">What is coaching?</text:p>
        </text:list-item>
        <text:list-item>
          <text:p text:style-name="P4">coaching and Truthfulness</text:p>
        </text:list-item>
        <text:list-item>
          <text:p text:style-name="P4">Review of OpenAgile</text:p>
        </text:list-item>
        <text:list-item>
          <text:p text:style-name="P4">Team Self-Assessment</text:p>
        </text:list-item>
        <text:list-item>
          <text:p text:style-name="P4">Coaching Self-Assessment</text:p>
        </text:list-item>
      </text:list>
      <text:p text:style-name="P2"/>
      <text:p text:style-name="P2">HOW TO SERVE BY COACHING?</text:p>
      <text:list xml:id="list128542095" text:continue-numbering="true" text:style-name="L1">
        <text:list-item>
          <text:p text:style-name="P4">The Foundations</text:p>
        </text:list-item>
        <text:list-item>
          <text:p text:style-name="P4">The OpenAgile Team and its Members</text:p>
        </text:list-item>
        <text:list-item>
          <text:p text:style-name="P4">Team Members Offering Process Facilitation</text:p>
        </text:list-item>
        <text:list-item>
          <text:p text:style-name="P4">Team Members Offering Growth Facilitation</text:p>
        </text:list-item>
        <text:list-item>
          <text:p text:style-name="P4">OpenAgile Meetings</text:p>
        </text:list-item>
        <text:list-item>
          <text:p text:style-name="P4">Value Drivers</text:p>
        </text:list-item>
        <text:list-item>
          <text:p text:style-name="P4">Coaching Case Study</text:p>
        </text:list-item>
      </text:list>
      <text:p text:style-name="P2"/>
      <text:p text:style-name="P2">COACHING SKILLS DEVELOPMENT</text:p>
      <text:list xml:id="list715633395" text:continue-numbering="true" text:style-name="L1">
        <text:list-item>
          <text:p text:style-name="P4">Detachment from Results</text:p>
        </text:list-item>
        <text:list-item>
          <text:p text:style-name="P4">Patience with Failure</text:p>
        </text:list-item>
        <text:list-item>
          <text:p text:style-name="P4">Mirroring</text:p>
        </text:list-item>
        <text:list-item>
          <text:p text:style-name="P4">Powerful Questions</text:p>
        </text:list-item>
        <text:list-item>
          <text:p text:style-name="P4">Telling Stories</text:p>
        </text:list-item>
        <text:list-item>
          <text:p text:style-name="P4">Being an Example</text:p>
        </text:list-item>
        <text:list-item>
          <text:p text:style-name="P4">Interventions</text:p>
        </text:list-item>
        <text:list-item>
          <text:p text:style-name="P4">Prioritized Skills (as time permits)</text:p>
        </text:list-item>
        <text:list-item>
          <text:p text:style-name="P4">Miscellaneous Topics (as time permits)</text:p>
        </text:list-item>
      </text:list>
      <text:p text:style-name="P2"/>
      <text:p text:style-name="P2">WRAP 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Optima1" svg:font-family="Optima" style:font-pitch="variable"/>
    <style:font-face style:name="Optima" svg:font-family="Optima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5.08cm" fo:margin-top="0.051cm" fo:margin-bottom="0.203cm" fo:text-indent="0cm" style:auto-text-indent="false" fo:padding="0cm" fo:border-left="none" fo:border-right="none" fo:border-top="none" fo:border-bottom="0.088cm solid #333399" style:shadow="none"/>
      <style:text-properties fo:color="#333399" style:font-name="Optima" fo:font-size="18pt" fo:font-weight="normal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Optima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1" text:anchor-type="paragraph" svg:x="0.021cm" svg:y="0cm" svg:width="7.899cm" svg:height="1.05cm" draw:z-index="0"><draw:image xlink:href="Pictures/10000000000003A50000007C5FAF4CD6.jpg" xlink:type="simple" xlink:show="embed" xlink:actuate="onLoad"/></draw:frame><text:tab/><text:tab/>+1 905 868 9995</text:p>
        <text:p text:style-name="MP1"><text:tab/><text:tab/>www.berteigconsulting.com</text:p>
        <text:p text:style-name="MP1"><text:tab/><text:tab/>sales@berteigconsulting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1-07T15:53:18</meta:creation-date>
    <meta:print-date>2009-09-16T15:25:08</meta:print-date>
    <dc:date>2011-12-29T10:26:03</dc:date>
    <meta:editing-duration>PT10H45M15S</meta:editing-duration>
    <meta:editing-cycles>59</meta:editing-cycles>
    <meta:generator>LibreOffice/3.3$Unix LibreOffice_project/330m18$Build-4</meta:generator>
    <meta:document-statistic meta:table-count="0" meta:image-count="1" meta:object-count="0" meta:page-count="1" meta:paragraph-count="32" meta:word-count="129" meta:character-count="891"/>
    <meta:user-defined meta:name="Info 1"/>
    <meta:user-defined meta:name="Info 2"/>
    <meta:user-defined meta:name="Info 3"/>
    <meta:user-defined meta:name="Info 4"/>
  </office:meta>
</office:document-meta>
</file>